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 fo:text-align="center" style:justify-single-word="false"/>
      <style:text-properties fo:font-size="16pt" fo:font-weight="bold" officeooo:paragraph-rsid="0008400d" style:font-size-asian="16pt" style:font-weight-asian="bold" style:font-size-complex="16pt" style:font-weight-complex="bold"/>
    </style:style>
    <style:style style:name="P2" style:family="paragraph" style:parent-style-name="Footnote">
      <style:text-properties fo:font-size="6pt" officeooo:paragraph-rsid="00131713" style:font-size-asian="6pt" style:font-size-complex="6pt"/>
    </style:style>
    <style:style style:name="P3" style:family="paragraph" style:parent-style-name="Preformatted_20_Text">
      <style:paragraph-properties fo:line-height="115%" fo:text-align="center" style:justify-single-word="false"/>
      <style:text-properties fo:font-size="8pt" officeooo:paragraph-rsid="000a1e37" style:font-size-asian="8pt" style:font-size-complex="8pt"/>
    </style:style>
    <style:style style:name="P4" style:family="paragraph" style:parent-style-name="Preformatted_20_Text">
      <style:paragraph-properties fo:line-height="115%" fo:text-align="center" style:justify-single-word="false"/>
      <style:text-properties style:use-window-font-color="true" loext:opacity="0%" fo:font-size="12pt" style:text-underline-style="solid" style:text-underline-width="auto" style:text-underline-color="font-color" fo:font-weight="bold" officeooo:paragraph-rsid="00107f61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line-height="115%" fo:text-align="center" style:justify-single-word="false"/>
      <style:text-properties fo:font-size="14pt" officeooo:paragraph-rsid="00176edf" style:font-size-asian="14pt" style:font-size-complex="14pt"/>
    </style:style>
    <style:style style:name="P6" style:family="paragraph" style:parent-style-name="Preformatted_20_Text">
      <style:paragraph-properties fo:line-height="115%" fo:text-align="center" style:justify-single-word="false"/>
      <style:text-properties style:use-window-font-color="true" loext:opacity="0%" fo:font-size="14pt" fo:font-weight="normal" officeooo:paragraph-rsid="001ae572" style:font-size-asian="14pt" style:font-weight-asian="normal" style:font-size-complex="14pt" style:font-weight-complex="normal"/>
    </style:style>
    <style:style style:name="P7" style:family="paragraph" style:parent-style-name="Preformatted_20_Text">
      <style:paragraph-properties fo:line-height="115%" fo:text-align="center" style:justify-single-word="false"/>
      <style:text-properties style:use-window-font-color="true" loext:opacity="0%" fo:font-size="14pt" fo:font-weight="normal" officeooo:paragraph-rsid="00107f61" style:font-size-asian="14pt" style:font-weight-asian="normal" style:font-size-complex="14pt" style:font-weight-complex="normal"/>
    </style:style>
    <style:style style:name="P8" style:family="paragraph" style:parent-style-name="Preformatted_20_Text">
      <style:paragraph-properties fo:line-height="115%" fo:text-align="center" style:justify-single-word="false"/>
      <style:text-properties style:use-window-font-color="true" loext:opacity="0%" fo:font-size="14pt" fo:font-weight="normal" officeooo:paragraph-rsid="00176edf" style:font-size-asian="14pt" style:font-weight-asian="normal" style:font-size-complex="14pt" style:font-weight-complex="normal"/>
    </style:style>
    <style:style style:name="P9" style:family="paragraph" style:parent-style-name="Preformatted_20_Text">
      <style:paragraph-properties fo:line-height="115%" fo:text-align="center" style:justify-single-word="false"/>
      <style:text-properties style:use-window-font-color="true" loext:opacity="0%" fo:font-size="14pt" style:text-underline-style="solid" style:text-underline-width="auto" style:text-underline-color="font-color" fo:font-weight="bold" officeooo:rsid="00131713" officeooo:paragraph-rsid="00131713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line-height="115%" fo:text-align="center" style:justify-single-word="false"/>
      <style:text-properties style:use-window-font-color="true" loext:opacity="0%" fo:font-size="14pt" style:text-underline-style="solid" style:text-underline-width="auto" style:text-underline-color="font-color" fo:font-weight="bold" officeooo:paragraph-rsid="00131713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line-height="115%" fo:text-align="center" style:justify-single-word="false"/>
      <style:text-properties style:use-window-font-color="true" loext:opacity="0%" fo:font-size="14pt" fo:font-weight="normal" officeooo:paragraph-rsid="00136d54" style:font-size-asian="14pt" style:font-weight-asian="normal" style:font-size-complex="14pt" style:font-weight-complex="normal"/>
    </style:style>
    <style:style style:name="P12" style:family="paragraph" style:parent-style-name="Preformatted_20_Text">
      <style:paragraph-properties fo:line-height="115%" fo:text-align="center" style:justify-single-word="false"/>
      <style:text-properties style:use-window-font-color="true" loext:opacity="0%" fo:font-size="14pt" fo:font-weight="bold" officeooo:paragraph-rsid="00136d54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line-height="115%" fo:text-align="center" style:justify-single-word="false"/>
      <style:text-properties style:use-window-font-color="true" loext:opacity="0%" fo:font-size="14pt" fo:font-weight="bold" officeooo:rsid="00131713" officeooo:paragraph-rsid="00136d54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 officeooo:rsid="00131713"/>
    </style:style>
    <style:style style:name="T2" style:family="text">
      <style:text-properties fo:font-size="6pt" style:text-underline-style="solid" style:text-underline-width="auto" style:text-underline-color="font-color" officeooo:rsid="00131713" style:font-size-asian="6pt" style:font-size-complex="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use-window-font-color="true" loext:opacity="0%" style:text-underline-style="solid" style:text-underline-width="auto" style:text-underline-color="font-color" fo:font-weight="bold" officeooo:rsid="00131713" style:font-weight-asian="bold" style:font-weight-complex="bold"/>
    </style:style>
    <style:style style:name="T6" style:family="text">
      <style:text-properties officeooo:rsid="001ae572"/>
    </style:style>
    <style:style style:name="T7" style:family="text">
      <style:text-properties officeooo:rsid="00176edf"/>
    </style:style>
    <style:style style:name="T8" style:family="text">
      <style:text-properties officeooo:rsid="00131713"/>
    </style:style>
    <style:style style:name="T9" style:family="text">
      <style:text-properties officeooo:rsid="00136d54"/>
    </style:style>
    <style:style style:name="T10" style:family="text">
      <style:text-properties style:text-underline-style="solid" style:text-underline-width="auto" style:text-underline-color="font-color" fo:font-weight="bold" officeooo:rsid="00131713" style:font-weight-asian="bold" style:font-weight-complex="bold"/>
    </style:style>
    <style:style style:name="T11" style:family="text">
      <style:text-properties fo:font-weight="bold" officeooo:rsid="00136d54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136d54"/>
    </style:style>
    <style:style style:name="T13" style:family="text">
      <style:text-properties style:text-underline-style="solid" style:text-underline-width="auto" style:text-underline-color="font-color" officeooo:rsid="00176e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t the Nations Be Glad</text:span><text:span text:style-name="T2"><text:note text:id="ftn1" text:note-class="footnote"><text:note-citation>1</text:note-citation><text:note-body><text:p text:style-name="P2">CCLI Song # 5760316 Aaron Boswell | Matt Boswell | Matt Papa © 2010 Getty Music Hymns and Songs; Love Your Enemies Publishing; Curb Dayspring Music For use solely with the SongSelect® Terms of Use. All rights reserved. <text:a xlink:type="simple" xlink:href="http://www.ccli.com/" text:style-name="Internet_20_link" text:visited-style-name="Visited_20_Internet_20_Link">www.ccli.com</text:a> CCLI License # 3266058</text:p></text:note-body></text:note></text:span></text:p>
      <text:p text:style-name="P3"><text:span text:style-name="T3">Words &amp; Music</text:span>: Aaron Boswell | Matt Boswell | Matt Papa</text:p>
      <text:p text:style-name="P4"/>
      <text:p text:style-name="P5"><text:span text:style-name="T4">V</text:span><text:span text:style-name="T5">ERSE</text:span><text:span text:style-name="T4"> 1</text:span></text:p>
      <text:p text:style-name="P6">Let the glory of the Lord</text:p>
      <text:p text:style-name="P6"><text:span text:style-name="T6">F</text:span>orever be our joy</text:p>
      <text:p text:style-name="P7">May redemption be the theme of our song</text:p>
      <text:p text:style-name="P8">For by grace we have been saved,</text:p>
      <text:p text:style-name="P8"><text:span text:style-name="T7">A</text:span>nd by grace we shall proclaim</text:p>
      <text:p text:style-name="P7">To the corners of the earth that Christ is come</text:p>
      <text:p text:style-name="P9"/>
      <text:p text:style-name="P9">CHORUS</text:p>
      <text:p text:style-name="P8">Let the nations be glad, <text:span text:style-name="T7">l</text:span>et the peo-ple rejoice</text:p>
      <text:p text:style-name="P7">For salvation belongs to our God</text:p>
      <text:p text:style-name="P6">Let the whole earth be filled</text:p>
      <text:p text:style-name="P6"><text:span text:style-name="T6">W</text:span>ith the praises of the Lord</text:p>
      <text:p text:style-name="P6">For salvation belongs to our God,</text:p>
      <text:p text:style-name="P6"><text:span text:style-name="T6">L</text:span>et the na-tions be glad</text:p>
      <text:p text:style-name="P7"/>
      <text:p text:style-name="P10">V<text:span text:style-name="T8">ERSE</text:span> <text:span text:style-name="T9">2</text:span></text:p>
      <text:p text:style-name="P6">Through the ages gone before,</text:p>
      <text:p text:style-name="P6"><text:span text:style-name="T6">T</text:span>hrough the trial and the sword</text:p>
      <text:p text:style-name="P7">Many saints and martyrs conquered, <text:span text:style-name="T9">t</text:span>hough they died</text:p>
      <text:p text:style-name="P6">Still we holding out the cross,</text:p>
      <text:p text:style-name="P6"><text:span text:style-name="T6">C</text:span>rossing oceans suffering loss</text:p>
      <text:p text:style-name="P7">Shall endure all things to win the crown of life</text:p>
      <text:p text:style-name="P11"><text:line-break/><text:span text:style-name="T10">CHORUS</text:span><text:span text:style-name="T11"><text:line-break/></text:span></text:p>
      <text:p text:style-name="P12"><text:span text:style-name="T3">V</text:span><text:span text:style-name="T1">ERSE</text:span><text:span text:style-name="T3"> </text:span><text:span text:style-name="T12">3</text:span></text:p>
      <text:p text:style-name="P6">As Your holy church goes forth</text:p>
      <text:p text:style-name="P6"><text:span text:style-name="T6">I</text:span>n the Holy Spirit’s power</text:p>
      <text:p text:style-name="P7">With the glories of the gospel to exclaim</text:p>
      <text:p text:style-name="P6">Now we pray Your Kingdom come,</text:p>
      <text:p text:style-name="P6"><text:span text:style-name="T6">A</text:span>nd we pray Your will be done</text:p>
      <text:p text:style-name="P7">For the honor and glory of Your name</text:p>
      <text:p text:style-name="P13"/>
      <text:p text:style-name="P12"><text:span text:style-name="T1">CHORUS </text:span><text:span text:style-name="T13">x 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22:10:52.131611754</dc:date>
    <meta:editing-duration>PT2H19S</meta:editing-duration>
    <meta:editing-cycles>13</meta:editing-cycles>
    <meta:generator>LibreOffice/25.2.6.2$Linux_X86_64 LibreOffice_project/520$Build-2</meta:generator>
    <meta:print-date>2026-03-02T22:19:38.460583650</meta:print-date>
    <meta:printed-by>PDF files</meta:printed-by>
    <meta:document-statistic meta:table-count="0" meta:image-count="0" meta:object-count="0" meta:page-count="1" meta:paragraph-count="33" meta:word-count="228" meta:character-count="1175" meta:non-whitespace-character-count="978"/>
  </office:meta>
</office:document-meta>
</file>